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Used</text:p>
      <text:p text:style-name="Standaard"><text:a xlink:href="https://www.usedmusic.be/" office:target-frame-name="_top" xlink:show="replace"><text:span text:style-name="Hyperlink">https://www.usedmusic.be/</text:span></text:a><text:s/></text:p>
      <text:p text:style-name="Standaard">Acid</text:p>
      <text:p text:style-name="Standaard"><text:a xlink:href="https://fixacidmerch.be/" office:target-frame-name="_top" xlink:show="replace"><text:span text:style-name="Hyperlink">https://fixacidmerch.be/</text:span></text:a><text:s/></text:p>
      <text:p text:style-name="Standaard">The weeknd</text:p>
      <text:p text:style-name="Standaard"><text:a xlink:href="https://www.theweeknd.com/" office:target-frame-name="_top" xlink:show="replace"><text:span text:style-name="Hyperlink">https://www.theweeknd.com/</text:span></text:a><text:s/></text:p>
      <text:p text:style-name="Standaard">Dimitri Vegas &amp; like mike</text:p>
      <text:p text:style-name="Standaard"><text:a xlink:href="https://www.dimitrivegasandlikemike.com/" office:target-frame-name="_top" xlink:show="replace"><text:span text:style-name="Hyperlink">https://www.dimitrivegasandlikemike.com/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inten Muys</meta:initial-creator>
    <dc:creator>Quinten Muys</dc:creator>
    <meta:creation-date>2022-12-05T13:12:00Z</meta:creation-date>
    <dc:date>2022-12-05T13:24:00Z</dc:date>
    <meta:template xlink:href="Normal" xlink:type="simple"/>
    <meta:editing-cycles>1</meta:editing-cycles>
    <meta:editing-duration>PT720S</meta:editing-duration>
    <meta:document-statistic meta:page-count="1" meta:paragraph-count="1" meta:word-count="54" meta:character-count="352" meta:row-count="2" meta:non-whitespace-character-count="299"/>
  </office:meta>
</office:document-meta>
</file>